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Preformatted_20_Text">
      <style:text-properties fo:color="#ffbf00" style:font-name="Segoe UI" fo:font-size="9.60000038146973pt" fo:language="bg" fo:country="BG" fo:font-weight="normal" officeooo:rsid="0019c7c9" officeooo:paragraph-rsid="0025479e" fo:background-color="#332a99"/>
    </style:style>
    <style:style style:name="P2" style:family="paragraph" style:parent-style-name="Standard">
      <style:text-properties fo:color="#8ab1b0" style:font-name="Consolas2" fo:font-size="9pt" fo:language="en" fo:country="US" fo:font-weight="bold" officeooo:rsid="00287cee" officeooo:paragraph-rsid="001b924a" fo:background-color="#221a0f" style:font-size-asian="9pt" style:font-weight-asian="bold" style:font-size-complex="9pt" style:font-weight-complex="bold"/>
    </style:style>
    <style:style style:name="P3" style:family="paragraph" style:parent-style-name="Standard">
      <style:text-properties fo:color="#000000" style:font-name="Consolas2" fo:font-size="9pt" fo:language="en" fo:country="US" fo:font-weight="bold" officeooo:rsid="00cd4b68" officeooo:paragraph-rsid="00cd4b68" fo:background-color="transparent" style:font-size-asian="9pt" style:font-weight-asian="bold" style:font-size-complex="9pt" style:font-weight-complex="bold"/>
    </style:style>
    <style:style style:name="P4" style:family="paragraph" style:parent-style-name="Standard">
      <style:text-properties fo:color="#000000" style:font-name="Consolas2" fo:font-size="9pt" fo:language="en" fo:country="US" fo:font-weight="bold" officeooo:rsid="00cd4b68" officeooo:paragraph-rsid="00cf3905" fo:background-color="transparent" style:font-size-asian="9pt" style:font-weight-asian="bold" style:font-size-complex="9pt" style:font-weight-complex="bold"/>
    </style:style>
    <style:style style:name="P5" style:family="paragraph" style:parent-style-name="Standard">
      <style:paragraph-properties style:line-height-at-least="0.466cm"/>
      <style:text-properties fo:color="#000000" style:font-name="Consolas2" fo:font-size="9pt" fo:language="en" fo:country="US" fo:font-weight="bold" officeooo:rsid="00cd4b68" officeooo:paragraph-rsid="00d02368" fo:background-color="transparent" style:font-size-asian="9pt" style:font-weight-asian="bold" style:font-size-complex="9pt" style:font-weight-complex="bold"/>
    </style:style>
    <style:style style:name="P6" style:family="paragraph" style:parent-style-name="Standard">
      <style:text-properties fo:color="#000000" style:font-name="Consolas2" fo:font-size="9pt" fo:language="en" fo:country="US" fo:font-weight="bold" officeooo:rsid="00cd4b68" officeooo:paragraph-rsid="00cd4b68" fo:background-color="#81d41a" style:font-size-asian="9pt" style:font-weight-asian="bold" style:font-size-complex="9pt" style:font-weight-complex="bold"/>
    </style:style>
    <style:style style:name="P7" style:family="paragraph" style:parent-style-name="Standard">
      <style:paragraph-properties style:line-height-at-least="0.466cm"/>
      <style:text-properties fo:color="#000000" style:font-name="Consolas2" fo:font-size="9pt" fo:language="en" fo:country="US" fo:font-weight="bold" officeooo:rsid="00cd4b68" officeooo:paragraph-rsid="00d02368" fo:background-color="#81d41a" style:font-size-asian="9pt" style:font-weight-asian="bold" style:font-size-complex="9pt" style:font-weight-complex="bold"/>
    </style:style>
    <style:style style:name="P8" style:family="paragraph" style:parent-style-name="Standard">
      <style:paragraph-properties style:line-height-at-least="0.466cm"/>
      <style:text-properties fo:color="#000000" style:font-name="Consolas2" fo:font-size="9pt" fo:language="bg" fo:country="BG" fo:font-weight="bold" officeooo:rsid="00d0f824" officeooo:paragraph-rsid="00d0f824" fo:background-color="transparent" style:font-size-asian="9pt" style:font-weight-asian="bold" style:font-size-complex="9pt" style:font-weight-complex="bold"/>
    </style:style>
    <style:style style:name="P9" style:family="paragraph" style:parent-style-name="Standard">
      <style:paragraph-properties style:line-height-at-least="0.466cm"/>
      <style:text-properties fo:color="#000000" fo:background-color="transparent"/>
    </style:style>
    <style:style style:name="P10" style:family="paragraph" style:parent-style-name="Standard">
      <style:paragraph-properties style:line-height-at-least="0.466cm"/>
      <style:text-properties style:font-name="Consolas2" fo:font-size="9pt" fo:background-color="transparent" style:font-size-asian="9pt" style:font-size-complex="9pt"/>
    </style:style>
    <style:style style:name="P11" style:family="paragraph" style:parent-style-name="Standard">
      <style:paragraph-properties style:line-height-at-least="0.466cm"/>
      <style:text-properties style:font-name="Consolas2" fo:font-size="9pt" fo:font-weight="bold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style:paragraph-properties style:line-height-at-least="0.466cm"/>
      <style:text-properties fo:color="#ffbf00" style:font-name="Consolas2" fo:font-size="9pt" fo:language="en" fo:country="US" fo:font-weight="bold" officeooo:rsid="00287cee" fo:background-color="#000000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ffbf00" style:font-name="Consolas2" fo:font-size="9pt" fo:language="en" fo:country="US" fo:font-weight="bold" officeooo:rsid="00287cee" officeooo:paragraph-rsid="002a524e" fo:background-color="#000000" style:font-size-asian="9pt" style:font-weight-asian="bold" style:font-size-complex="9pt" style:font-weight-complex="bold"/>
    </style:style>
    <style:style style:name="P14" style:family="paragraph" style:parent-style-name="Standard">
      <style:text-properties fo:color="#ffbf00" style:font-name="Consolas2" fo:font-size="9pt" fo:language="bg" fo:country="BG" fo:font-weight="normal" officeooo:rsid="0019c7c9" officeooo:paragraph-rsid="0025479e" fo:background-color="#332a99" style:font-size-asian="9pt" style:font-size-complex="9pt"/>
    </style:style>
    <style:style style:name="P15" style:family="paragraph" style:parent-style-name="Standard">
      <style:text-properties fo:color="#332a99" style:font-name="Consolas2" fo:font-size="9pt" fo:language="bg" fo:country="BG" fo:font-weight="bold" officeooo:rsid="00b63836" officeooo:paragraph-rsid="002a524e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style:line-height-at-least="0.466cm"/>
      <style:text-properties fo:color="#332a99" style:font-name="Consolas2" fo:font-size="9pt" fo:language="bg" fo:country="BG" fo:font-weight="bold" officeooo:rsid="005f7be5" officeooo:paragraph-rsid="0061a430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style:line-height-at-least="0.466cm"/>
      <style:text-properties fo:color="#332a99" style:font-name="Consolas2" fo:font-size="9pt" fo:language="bg" fo:country="BG" fo:font-weight="bold" officeooo:rsid="00534a58" officeooo:paragraph-rsid="00534a58" fo:background-color="transparent" style:font-size-asian="9pt" style:font-weight-asian="bold" style:font-size-complex="9pt" style:font-weight-complex="bold"/>
    </style:style>
    <style:style style:name="P18" style:family="paragraph" style:parent-style-name="Standard">
      <style:text-properties fo:color="#332a99" style:font-name="Consolas2" fo:font-size="9pt" fo:language="bg" fo:country="BG" fo:font-weight="bold" officeooo:rsid="004ac848" officeooo:paragraph-rsid="004ac848" fo:background-color="transparent" style:font-size-asian="9pt" style:font-weight-asian="bold" style:font-size-complex="9pt" style:font-weight-complex="bold"/>
    </style:style>
    <style:style style:name="P19" style:family="paragraph" style:parent-style-name="Standard">
      <style:text-properties fo:color="#332a99" style:font-name="Consolas2" fo:font-size="9pt" fo:language="bg" fo:country="BG" fo:font-weight="bold" officeooo:rsid="0046e5a4" officeooo:paragraph-rsid="0046e5a4" fo:background-color="#3fe3ef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332a99" style:font-name="Consolas2" fo:font-size="9pt" fo:language="bg" fo:country="BG" fo:font-weight="bold" officeooo:rsid="0043c40e" officeooo:paragraph-rsid="0043335d" fo:background-color="#3fe3ef" style:font-size-asian="9pt" style:font-weight-asian="bold" style:font-size-complex="9pt" style:font-weight-complex="bold"/>
    </style:style>
    <style:style style:name="P21" style:family="paragraph" style:parent-style-name="Standard">
      <style:text-properties fo:color="#332a99" style:font-name="Consolas2" fo:font-size="9pt" fo:language="bg" fo:country="BG" fo:font-weight="bold" officeooo:rsid="0043335d" officeooo:paragraph-rsid="0043335d" fo:background-color="#3fe3ef" style:font-size-asian="9pt" style:font-weight-asian="bold" style:font-size-complex="9pt" style:font-weight-complex="bold"/>
    </style:style>
    <style:style style:name="P22" style:family="paragraph" style:parent-style-name="Standard">
      <style:text-properties fo:color="#332a99" style:font-name="Consolas2" fo:font-size="9pt" fo:language="bg" fo:country="BG" fo:font-weight="bold" officeooo:rsid="003eb73c" officeooo:paragraph-rsid="003eb73c" fo:background-color="#3fe3ef" style:font-size-asian="9pt" style:font-weight-asian="bold" style:font-size-complex="9pt" style:font-weight-complex="bold"/>
    </style:style>
    <style:style style:name="P23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7c77d6" officeooo:paragraph-rsid="0079bbe0" fo:background-color="transparent" style:font-size-asian="9pt" style:font-weight-asian="bold" style:font-size-complex="9pt" style:font-weight-complex="bold"/>
    </style:style>
    <style:style style:name="P24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79bbe0" officeooo:paragraph-rsid="0079bbe0" fo:background-color="transparent" style:font-size-asian="9pt" style:font-weight-asian="bold" style:font-size-complex="9pt" style:font-weight-complex="bold"/>
    </style:style>
    <style:style style:name="P25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56b89c" officeooo:paragraph-rsid="005596e5" fo:background-color="transparent" style:font-size-asian="9pt" style:font-weight-asian="bold" style:font-size-complex="9pt" style:font-weight-complex="bold"/>
    </style:style>
    <style:style style:name="P26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5596e5" officeooo:paragraph-rsid="00587d9a" fo:background-color="#3fe3ef" style:font-size-asian="9pt" style:font-weight-asian="bold" style:font-size-complex="9pt" style:font-weight-complex="bold"/>
    </style:style>
    <style:style style:name="P27" style:family="paragraph" style:parent-style-name="Standard">
      <style:text-properties fo:color="#332a99" style:font-name="Consolas2" fo:font-size="9pt" fo:language="en" fo:country="US" fo:font-weight="bold" officeooo:rsid="003fde05" officeooo:paragraph-rsid="003fde05" fo:background-color="#3fe3ef" style:font-size-asian="9pt" style:font-weight-asian="bold" style:font-size-complex="9pt" style:font-weight-complex="bold"/>
    </style:style>
    <style:style style:name="P28" style:family="paragraph" style:parent-style-name="Standard">
      <style:paragraph-properties style:line-height-at-least="0.466cm"/>
      <style:text-properties fo:color="#d3af86" style:font-name="Consolas2" fo:font-size="9pt" fo:language="en" fo:country="US" fo:font-weight="normal" officeooo:rsid="007c77d6" officeooo:paragraph-rsid="0079bbe0" fo:background-color="#221a0f" style:font-size-asian="9pt" style:font-weight-asian="bold" style:font-size-complex="9pt" style:font-weight-complex="bold"/>
    </style:style>
    <style:style style:name="P29" style:family="paragraph" style:parent-style-name="Standard">
      <style:paragraph-properties style:line-height-at-least="0.466cm"/>
      <style:text-properties fo:color="#d3af86" style:font-name="Consolas2" fo:font-size="9pt" fo:language="en" fo:country="US" fo:font-weight="normal" officeooo:rsid="005596e5" officeooo:paragraph-rsid="005596e5" fo:background-color="#221a0f" style:font-size-asian="9pt" style:font-weight-asian="bold" style:font-size-complex="9pt" style:font-weight-complex="bold"/>
    </style:style>
    <style:style style:name="P30" style:family="paragraph" style:parent-style-name="Standard">
      <style:text-properties fo:color="#d3af86" style:font-name="Consolas2" fo:font-size="9pt" fo:font-weight="normal" officeooo:paragraph-rsid="00287cee" fo:background-color="#221a0f" style:font-size-asian="9pt" style:font-size-complex="9pt"/>
    </style:style>
    <style:style style:name="P31" style:family="paragraph" style:parent-style-name="Standard">
      <style:paragraph-properties style:line-height-at-least="0.466cm"/>
      <style:text-properties fo:color="#d3af86" style:font-name="Consolas2" fo:font-size="9pt" fo:font-weight="normal" fo:background-color="#221a0f" style:font-size-asian="9pt" style:font-size-complex="9pt"/>
    </style:style>
    <style:style style:name="P32" style:family="paragraph" style:parent-style-name="Standard">
      <style:text-properties style:use-window-font-color="true" style:font-name="Consolas2" fo:font-size="9pt" fo:language="en" fo:country="US" fo:font-weight="bold" officeooo:rsid="00287cee" officeooo:paragraph-rsid="0026d824" fo:background-color="transparent" style:font-size-asian="9pt" style:font-weight-asian="bold" style:font-size-complex="9pt" style:font-weight-complex="bold"/>
    </style:style>
    <style:style style:name="P33" style:family="paragraph" style:parent-style-name="Standard">
      <style:text-properties style:use-window-font-color="true" style:font-name="Consolas2" fo:font-size="9pt" fo:language="en" fo:country="US" fo:font-weight="bold" officeooo:rsid="00287cee" officeooo:paragraph-rsid="00287cee" fo:background-color="transparent" style:font-size-asian="9pt" style:font-weight-asian="bold" style:font-size-complex="9pt" style:font-weight-complex="bold"/>
    </style:style>
    <style:style style:name="T1" style:family="text">
      <style:text-properties fo:color="#889b4a" style:font-name="Consolas1" fo:font-size="9.60000038146973pt" fo:language="en" fo:country="US" fo:font-weight="normal"/>
    </style:style>
    <style:style style:name="T2" style:family="text">
      <style:text-properties fo:color="#889b4a" style:font-name="Consolas1" fo:font-size="9.60000038146973pt" fo:font-weight="normal"/>
    </style:style>
    <style:style style:name="T3" style:family="text">
      <style:text-properties style:use-window-font-color="true" fo:background-color="transparent" loext:char-shading-value="0"/>
    </style:style>
    <style:style style:name="T4" style:family="text">
      <style:text-properties style:use-window-font-color="true" style:font-name="Consolas2" fo:background-color="transparent" loext:char-shading-value="0"/>
    </style:style>
    <style:style style:name="T5" style:family="text">
      <style:text-properties style:use-window-font-color="true" style:font-name="Consolas2" fo:font-size="9pt" fo:background-color="transparent" loext:char-shading-value="0" style:font-size-asian="9pt" style:font-size-complex="9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cf3905"/>
    </style:style>
    <style:style style:name="T8" style:family="text">
      <style:text-properties fo:language="en" fo:country="US" officeooo:rsid="00cf6f13"/>
    </style:style>
    <style:style style:name="T9" style:family="text">
      <style:text-properties fo:language="en" fo:country="US" officeooo:rsid="00d0f824"/>
    </style:style>
    <style:style style:name="T10" style:family="text">
      <style:text-properties officeooo:rsid="00cf3905"/>
    </style:style>
    <style:style style:name="T11" style:family="text">
      <style:text-properties officeooo:rsid="00cf91eb"/>
    </style:style>
    <style:style style:name="T12" style:family="text">
      <style:text-properties officeooo:rsid="00d02368"/>
    </style:style>
    <style:style style:name="T13" style:family="text">
      <style:text-properties officeooo:rsid="00d0f824"/>
    </style:style>
    <style:style style:name="T14" style:family="text">
      <style:text-properties style:font-name="Consolas1" fo:font-size="9.60000038146973pt" fo:language="en" fo:country="US" fo:font-weight="normal"/>
    </style:style>
    <style:style style:name="T15" style:family="text">
      <style:text-properties style:font-name="Consolas1" fo:font-size="9.60000038146973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Cheat Sheet</text:p>
      <text:p text:style-name="P2"/>
      <text:p text:style-name="P6">1. Initialize project <text:span text:style-name="T11">and structure</text:span></text:p>
      <text:p text:style-name="P3"/>
      <text:p text:style-name="P4">✔️ npm init –yes</text:p>
      <text:p text:style-name="P11">✔️ <text:span text:style-name="T7">Create </text:span><text:span text:style-name="T8">&gt; src/</text:span><text:span text:style-name="T7">index.js</text:span></text:p>
      <text:p text:style-name="P11"><text:span text:style-name="T7"/></text:p>
      <text:p text:style-name="P7"><text:span text:style-name="T12">2</text:span><text:span text:style-name="T7">. </text:span><text:span text:style-name="T12">Setup dev environment</text:span></text:p>
      <text:p text:style-name="P10"><text:span text:style-name="T7"/></text:p>
      <text:p text:style-name="P5"><text:span text:style-name="T10">✔️ npm i -D nodemon</text:span></text:p>
      <text:p text:style-name="P8">В <text:span text:style-name="T6">package.json:</text:span></text:p>
      <text:p text:style-name="P8"><text:span text:style-name="T6"><text:s/></text:span><text:span text:style-name="T14">"scripts": {</text:span></text:p>
      <text:p text:style-name="P9"><text:s text:c="5"/><text:span text:style-name="T15">"start": "nodemon src/index.js"</text:span></text:p>
      <text:p text:style-name="P9"><text:s text:c="3"/><text:span text:style-name="T15">},</text:span></text:p>
      <text:p text:style-name="P8"><text:span text:style-name="T6"/></text:p>
      <text:p text:style-name="P12"/>
      <text:p text:style-name="P13"/>
      <text:p text:style-name="P15"/>
      <text:p text:style-name="P28"/>
      <text:p text:style-name="P23"/>
      <text:p text:style-name="P24"/>
      <text:p text:style-name="P16"/>
      <text:p text:style-name="P26"/>
      <text:p text:style-name="P26"/>
      <text:p text:style-name="P26"/>
      <text:p text:style-name="P29"/>
      <text:p text:style-name="P29"/>
      <text:p text:style-name="P29"/>
      <text:p text:style-name="P29"/>
      <text:p text:style-name="P29"/>
      <text:p text:style-name="P25"/>
      <text:p text:style-name="P17"/>
      <text:p text:style-name="P18"/>
      <text:p text:style-name="P19"/>
      <text:p text:style-name="P20"/>
      <text:p text:style-name="P21"/>
      <text:p text:style-name="P27"/>
      <text:p text:style-name="P22"/>
      <text:p text:style-name="P22"/>
      <text:p text:style-name="P14"/>
      <text:p text:style-name="P1"><text:span text:style-name="Source_20_Text"><text:span text:style-name="T5"/></text:span></text:p>
      <text:p text:style-name="P32"/>
      <text:p text:style-name="P33"/>
      <text:p text:style-name="P30"/>
      <text:p text:style-name="P31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Drawing_20_Style" style:display-name="Default Drawing Style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Gliederung_20_1" style:display-name="Default 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Hintergrund" style:display-name="Default 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Gliederung_20_1" style:display-name="Default 7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Hintergrund" style:display-name="Default 7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Gliederung_20_1" style:display-name="Default 8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Hintergrund" style:display-name="Default 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Gliederung_20_1" style:display-name="Default 9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Hintergrund" style:display-name="Default 9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Gliederung_20_1" style:display-name="Default 10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Hintergrund" style:display-name="Default 1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Gliederung_20_1" style:display-name="Default 1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Gliederung_20_2" style:display-name="Default 11~LT~Gliederung 2" style:family="paragraph" style:parent-style-name="Default_20_1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1_7e_LT_7e_Gliederung_20_3" style:display-name="Default 11~LT~Gliederung 3" style:family="paragraph" style:parent-style-name="Default_20_1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1_7e_LT_7e_Gliederung_20_4" style:display-name="Default 11~LT~Gliederung 4" style:family="paragraph" style:parent-style-name="Default_20_1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5" style:display-name="Default 11~LT~Gliederung 5" style:family="paragraph" style:parent-style-name="Default_20_1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6" style:display-name="Default 11~LT~Gliederung 6" style:family="paragraph" style:parent-style-name="Default_20_1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7" style:display-name="Default 11~LT~Gliederung 7" style:family="paragraph" style:parent-style-name="Default_20_1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8" style:display-name="Default 11~LT~Gliederung 8" style:family="paragraph" style:parent-style-name="Default_20_1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9" style:display-name="Default 11~LT~Gliederung 9" style:family="paragraph" style:parent-style-name="Default_20_1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Titel" style:display-name="Default 1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Untertitel" style:display-name="Default 1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Notizen" style:display-name="Default 1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Hintergrundobjekte" style:display-name="Default 1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Hintergrund" style:display-name="Default 1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Gliederung_20_1" style:display-name="Default 12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Gliederung_20_2" style:display-name="Default 12~LT~Gliederung 2" style:family="paragraph" style:parent-style-name="Default_20_12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2_7e_LT_7e_Gliederung_20_3" style:display-name="Default 12~LT~Gliederung 3" style:family="paragraph" style:parent-style-name="Default_20_12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2_7e_LT_7e_Gliederung_20_4" style:display-name="Default 12~LT~Gliederung 4" style:family="paragraph" style:parent-style-name="Default_20_12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5" style:display-name="Default 12~LT~Gliederung 5" style:family="paragraph" style:parent-style-name="Default_20_12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6" style:display-name="Default 12~LT~Gliederung 6" style:family="paragraph" style:parent-style-name="Default_20_12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7" style:display-name="Default 12~LT~Gliederung 7" style:family="paragraph" style:parent-style-name="Default_20_12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8" style:display-name="Default 12~LT~Gliederung 8" style:family="paragraph" style:parent-style-name="Default_20_12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9" style:display-name="Default 12~LT~Gliederung 9" style:family="paragraph" style:parent-style-name="Default_20_12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Titel" style:display-name="Default 12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Untertitel" style:display-name="Default 1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Notizen" style:display-name="Default 1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Hintergrundobjekte" style:display-name="Default 1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Hintergrund" style:display-name="Default 1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Gliederung_20_1" style:display-name="Default 1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Gliederung_20_2" style:display-name="Default 13~LT~Gliederung 2" style:family="paragraph" style:parent-style-name="Default_20_1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3_7e_LT_7e_Gliederung_20_3" style:display-name="Default 13~LT~Gliederung 3" style:family="paragraph" style:parent-style-name="Default_20_1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3_7e_LT_7e_Gliederung_20_4" style:display-name="Default 13~LT~Gliederung 4" style:family="paragraph" style:parent-style-name="Default_20_1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5" style:display-name="Default 13~LT~Gliederung 5" style:family="paragraph" style:parent-style-name="Default_20_1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6" style:display-name="Default 13~LT~Gliederung 6" style:family="paragraph" style:parent-style-name="Default_20_1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7" style:display-name="Default 13~LT~Gliederung 7" style:family="paragraph" style:parent-style-name="Default_20_1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8" style:display-name="Default 13~LT~Gliederung 8" style:family="paragraph" style:parent-style-name="Default_20_1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9" style:display-name="Default 13~LT~Gliederung 9" style:family="paragraph" style:parent-style-name="Default_20_1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Titel" style:display-name="Default 1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Untertitel" style:display-name="Default 1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Notizen" style:display-name="Default 1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Hintergrundobjekte" style:display-name="Default 1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Hintergrund" style:display-name="Default 1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28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7T11:56:28.671000000</dc:date>
    <meta:editing-duration>PT18H57M36S</meta:editing-duration>
    <meta:editing-cycles>177</meta:editing-cycles>
    <meta:generator>Neat_Office/6.2.8.2$Windows_x86 LibreOffice_project/</meta:generator>
    <meta:document-statistic meta:table-count="0" meta:image-count="0" meta:object-count="0" meta:page-count="1" meta:paragraph-count="10" meta:word-count="33" meta:character-count="197" meta:non-whitespace-character-count="165"/>
  </office:meta>
</office:document-meta>
</file>